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182.95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7.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4.55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no-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9" office:value-type="string" calcext:value-type="string" table:number-columns-spanned="6" table:number-rows-spanned="1">
            <text:p>Parts List for Ohio Scientific Model 600 Rev D</text:p>
          </table:table-cell>
          <table:covered-table-cell table:style-name="ce8"/>
          <table:covered-table-cell table:number-columns-repeated="4" table:style-name="ce12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Jeff Tranter &lt;<text:a xlink:href="mailto:tranter@pobox" xlink:type="simple">tranter@pobox</text:a>.com&gt;</text:p>
          </table:table-cell>
          <table:covered-table-cell table:number-columns-repeated="5" table:style-name="ce22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5" table:number-rows-spanned="1">
            <text:p>14 Dec 2019</text:p>
          </table:table-cell>
          <table:covered-table-cell table:number-columns-repeated="4" table:style-name="ce22"/>
          <table:table-cell table:style-name="ce22"/>
          <table:table-cell table:number-columns-repeated="1018"/>
        </table:table-row>
        <table:table-row table:style-name="ro3">
          <table:table-cell table:style-name="ce5"/>
          <table:table-cell table:style-name="ce2"/>
          <table:table-cell table:style-name="ce1" table:number-columns-repeated="4"/>
          <table:table-cell table:number-columns-repeated="1018"/>
        </table:table-row>
        <table:table-row table:style-name="ro3">
          <table:table-cell table:style-name="ce5" office:value-type="string" calcext:value-type="string">
            <text:p>Designation</text:p>
          </table:table-cell>
          <table:table-cell table:style-name="ce2" office:value-type="string" calcext:value-type="string">
            <text:p>Qt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Have?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iode Bridge, KBPC602</text:p>
          </table:table-cell>
          <table:table-cell table:style-name="ce1"/>
          <table:table-cell table:style-name="ce14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10,000 uF</text:p>
          </table:table-cell>
          <table:table-cell/>
          <table:table-cell table:style-name="ce14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0.01 uF</text:p>
          </table:table-cell>
          <table:table-cell/>
          <table:table-cell table:style-name="ce14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?</text:p>
          </table:table-cell>
          <table:table-cell/>
          <table:table-cell table:style-name="ce14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33 uF</text:p>
          </table:table-cell>
          <table:table-cell/>
          <table:table-cell table:style-name="ce14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47uF, 16V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Can use 33 u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,C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 150 pF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7,C12,C55,C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or, 0.001 uF, 100V, 10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8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1 uF, 50V, 10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68 pF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10,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01 uF, 100V, 10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21-C30,C32-C33,C35-C54,C56,C58-C59</text:p>
          </table:table-cell>
          <table:table-cell table:style-name="ce26" office:value-type="float" office:value="35" calcext:value-type="float">
            <text:p>35</text:p>
          </table:table-cell>
          <table:table-cell table:style-name="ce7" office:value-type="string" calcext:value-type="string">
            <text:p>Capacitor, 0.1 uF, 10V</text:p>
          </table:table-cell>
          <table:table-cell table:style-name="ce7"/>
          <table:table-cell office:value-type="string" calcext:value-type="string">
            <text:p>any</text:p>
          </table:table-cell>
          <table:table-cell table:style-name="ce7" table:number-columns-repeated="1019"/>
        </table:table-row>
        <table:table-row table:style-name="ro3">
          <table:table-cell office:value-type="string" calcext:value-type="string">
            <text:p>C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27 pF, 1kV, 10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35 uF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50 uF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1-R8,R10-R12,R62,R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istor, 470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R9,R38,R40,R42,R44,R46,R48,R51,R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istor, 22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32,R52,R54,R59,R72,R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R33-R34,R37,R50,R53,R55,R63,R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, 10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35-R36,R60,R68,R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470, 1/4W, 5%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Schematic shows two R7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64-R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000, ½W, 5%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Note ½ W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39,R41,R43,R45,R47,R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or, 39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56,R78,R79,R84,R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6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8.2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.9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2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6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3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68K, 1/4W, 5%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Schematic shows two R7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51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77,R80-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, 1M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10K</text:p>
          </table:table-cell>
          <table:table-cell table:number-columns-repeated="2"/>
          <table:table-cell office:value-type="string" calcext:value-type="string">
            <text:p>Tape Pul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5K</text:p>
          </table:table-cell>
          <table:table-cell table:number-columns-repeated="2"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1-D10,D16-D27,D29-D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ode, 1N914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Schematic shows two D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, 1N4001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Schematic shows two D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PNP, 2N5226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Can substitute with 2N390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NPN, 2N5225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Can substitute with 2N390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125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6-U7,U24-U25,U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8T28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BASIC 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BASIC 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BASIC 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BASIC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SYN6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16,U18,U21,U6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IC, 74LS04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19,U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20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93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LS16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450NS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CHAR G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0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53-U55,U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57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63,U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74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76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12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4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7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0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, 74LS174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86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LM393, Op amp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, 5A, 250V, Quick-act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, 3.932160 MH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pin DIP socket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Expansion connect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 table:number-columns-repeated="2"/>
          <table:table-cell office:value-type="string" calcext:value-type="string">
            <text:p>TTL Serial, Tap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 table:number-columns-repeated="2"/>
          <table:table-cell office:value-type="string" calcext:value-type="string">
            <text:p>RS-23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2 pin Female Molex</text:p>
          </table:table-cell>
          <table:table-cell table:number-columns-repeated="2"/>
          <table:table-cell office:value-type="string" calcext:value-type="string">
            <text:p>Sound ou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DC Pow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Video Outpu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Audio Tape Inpu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Audio Tape Outpu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DIP, 14 pin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Color board connect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n motor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cket, DIP, 14 pin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cket, DIP, 16 pin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cket, DIP, 18 pin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ket, DIP, 24 pin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40 pin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W1-SW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 keyboard keys</text:p>
          </table:table-cell>
          <table:table-cell/>
          <table:table-cell office:value-type="string" calcext:value-type="string">
            <text:p>Cherry MX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W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ock key (latching)</text:p>
          </table:table-cell>
          <table:table-cell table:number-columns-repeated="2"/>
          <table:table-cell office:value-type="string" calcext:value-type="string">
            <text:p>Can use slide sw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 key</text:p>
          </table:table-cell>
          <table:table-cell/>
          <table:table-cell office:value-type="string" calcext:value-type="string">
            <text:p>Cherry MX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W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 switch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ey 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 holder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bar hardwar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ing plug for 12 pin Mol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, 4P3T</text:p>
          </table:table-cell>
          <table:table-cell table:number-columns-repeated="2"/>
          <table:table-cell office:value-type="string" calcext:value-type="string">
            <text:p>Optional for printer, modem, cassette selectio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Notes:</text:p>
          </table:table-cell>
          <table:table-cell table:number-columns-repeated="1023"/>
        </table:table-row>
        <table:table-row table:style-name="ro3">
          <table:table-cell table:style-name="ce19" office:value-type="string" calcext:value-type="string">
            <text:p>1. 74LSxx parts are preferred over 74xx unless explicilty called for.</text:p>
          </table:table-cell>
          <table:table-cell table:number-columns-repeated="1023"/>
        </table:table-row>
        <table:table-row table:style-name="ro3">
          <table:table-cell table:style-name="ce19" office:value-type="string" calcext:value-type="string">
            <text:p>2. Some parts are installed on Challenger 1P but not Superboard.</text:p>
          </table:table-cell>
          <table:table-cell table:number-columns-repeated="1023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F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15:39:00.882515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9:14:30.667025191</meta:creation-date>
    <dc:date>2019-12-14T22:40:02.710401853</dc:date>
    <meta:editing-duration>PT18H22M28S</meta:editing-duration>
    <meta:editing-cycles>122</meta:editing-cycles>
    <meta:generator>LibreOffice/6.1.5.2$Linux_ARM_EABI LibreOffice_project/10$Build-2</meta:generator>
    <meta:print-date>2019-12-14T14:39:20.877318013</meta:print-date>
    <meta:document-statistic meta:table-count="1" meta:cell-count="443" meta:object-count="0"/>
  </office:meta>
</office:document-meta>
</file>